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47cm" fo:min-width="0.22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436cm" fo:min-width="0.186cm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svg:stroke-color="#2a6099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objectwithoutfill">
      <style:graphic-properties svg:stroke-width="0.106cm" svg:stroke-color="#000000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6" style:family="graphic" style:parent-style-name="objectwithoutfill">
      <style:graphic-properties draw:stroke="solid" svg:stroke-width="0.035cm" svg:stroke-color="#2a6099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draw:stroke="solid" draw:stroke-dash="Ultrafine_20_2_20_Dots_20_3_20_Dashes"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106cm" svg:stroke-color="#000000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9" style:family="graphic" style:parent-style-name="objectwithoutfill">
      <style:graphic-properties draw:stroke="dash" draw:stroke-dash="Line_20_Style_20_9" svg:stroke-width="0.053cm" svg:stroke-color="#b2b2b2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9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text-properties fo:color="#00a933" fo:font-size="14pt" fo:font-weight="bold" fo:background-color="#00a933" style:font-size-asian="14pt" style:font-weight-asian="bold" style:font-size-complex="14pt" style:font-weight-complex="bold"/>
    </style:style>
    <style:style style:name="T1" style:family="text">
      <style:text-properties fo:color="#00a933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ff0000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.016cm" svg:height="1.016cm" svg:x="4.61cm" svg:y="5.459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016cm" svg:height="1.016cm" svg:x="6.675cm" svg:y="5.459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016cm" svg:height="1.016cm" svg:x="6.675cm" svg:y="7.758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1.016cm" svg:height="1.016cm" svg:x="2.451cm" svg:y="5.459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1.016cm" svg:height="1.016cm" svg:x="2.451cm" svg:y="7.758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3.467cm" svg:y1="5.967cm" svg:x2="4.61cm" svg:y2="5.967cm" draw:start-shape="id1" draw:start-glue-point="10" draw:end-shape="id2" draw:end-glue-point="6" svg:d="M3467 5967h1143" svg:viewBox="0 0 1144 1">
          <text:p/>
        </draw:connector>
        <draw:connector draw:style-name="gr4" draw:text-style-name="P3" draw:layer="layout" draw:type="line" svg:x1="4.758cm" svg:y1="6.327cm" svg:x2="3.319cm" svg:y2="7.906cm" draw:start-shape="id2" draw:start-glue-point="7" draw:end-shape="id3" draw:end-glue-point="11" svg:d="M4758 6327l-1439 1579" svg:viewBox="0 0 1440 1580">
          <text:p/>
        </draw:connector>
        <draw:connector draw:style-name="gr4" draw:text-style-name="P3" draw:layer="layout" draw:type="line" svg:x1="5.626cm" svg:y1="5.967cm" svg:x2="6.675cm" svg:y2="5.967cm" draw:start-shape="id2" draw:start-glue-point="10" draw:end-shape="id4" draw:end-glue-point="6" svg:d="M5626 5967h1049" svg:viewBox="0 0 1050 1">
          <text:p/>
        </draw:connector>
        <draw:connector draw:style-name="gr4" draw:text-style-name="P3" draw:layer="layout" draw:type="line" svg:x1="7.183cm" svg:y1="6.475cm" svg:x2="7.183cm" svg:y2="7.758cm" draw:start-shape="id4" draw:start-glue-point="8" draw:end-shape="id5" draw:end-glue-point="4" svg:d="M7183 6475v1283" svg:viewBox="0 0 1 1284">
          <text:p/>
        </draw:connector>
        <draw:connector draw:style-name="gr4" draw:text-style-name="P3" draw:layer="layout" draw:type="line" svg:x1="2.959cm" svg:y1="7.758cm" svg:x2="2.959cm" svg:y2="6.475cm" draw:start-shape="id3" draw:start-glue-point="4" draw:end-shape="id1" draw:end-glue-point="8" svg:d="M2959 7758v-1283" svg:viewBox="0 0 1 1284">
          <text:p/>
        </draw:connector>
        <draw:custom-shape draw:style-name="gr2" draw:text-style-name="P2" xml:id="id6" draw:id="id6" draw:layer="layout" svg:width="1.016cm" svg:height="1.016cm" svg:x="11.411cm" svg:y="5.459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" draw:id="id9" draw:layer="layout" svg:width="1.016cm" svg:height="1.016cm" svg:x="13.476cm" svg:y="5.459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" draw:id="id10" draw:layer="layout" svg:width="1.016cm" svg:height="1.016cm" svg:x="13.476cm" svg:y="7.758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" draw:id="id7" draw:layer="layout" svg:width="1.016cm" svg:height="1.016cm" svg:x="9.099cm" svg:y="5.459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" draw:id="id8" draw:layer="layout" svg:width="1.016cm" svg:height="1.016cm" svg:x="9.099cm" svg:y="7.758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11.411cm" svg:y1="5.967cm" svg:x2="10.115cm" svg:y2="5.967cm" draw:start-shape="id6" draw:start-glue-point="6" draw:end-shape="id7" draw:end-glue-point="10" svg:d="M11411 5967h-1296" svg:viewBox="0 0 1297 1">
          <text:p/>
        </draw:connector>
        <draw:connector draw:style-name="gr6" draw:text-style-name="P3" draw:layer="layout" draw:type="line" svg:x1="9.967cm" svg:y1="7.906cm" svg:x2="11.559cm" svg:y2="6.327cm" draw:start-shape="id8" draw:start-glue-point="11" draw:end-shape="id6" draw:end-glue-point="7" svg:d="M9967 7906l1592-1579" svg:viewBox="0 0 1593 1580">
          <text:p/>
        </draw:connector>
        <draw:connector draw:style-name="gr7" draw:text-style-name="P3" draw:layer="layout" draw:type="line" svg:x1="13.476cm" svg:y1="5.967cm" svg:x2="12.427cm" svg:y2="5.967cm" draw:start-shape="id9" draw:start-glue-point="6" draw:end-shape="id6" draw:end-glue-point="10" svg:d="M13476 5967h-1049" svg:viewBox="0 0 1050 1">
          <text:p/>
        </draw:connector>
        <draw:connector draw:style-name="gr7" draw:text-style-name="P3" draw:layer="layout" draw:type="line" svg:x1="13.984cm" svg:y1="7.758cm" svg:x2="13.984cm" svg:y2="6.475cm" draw:start-shape="id10" draw:start-glue-point="4" draw:end-shape="id9" draw:end-glue-point="8" svg:d="M13984 7758v-1283" svg:viewBox="0 0 1 1284">
          <text:p/>
        </draw:connector>
        <draw:connector draw:style-name="gr8" draw:text-style-name="P3" draw:layer="layout" draw:type="line" svg:x1="9.607cm" svg:y1="6.475cm" svg:x2="9.607cm" svg:y2="7.758cm" draw:start-shape="id7" draw:start-glue-point="8" draw:end-shape="id8" draw:end-glue-point="4" svg:d="M9607 6475v1283" svg:viewBox="0 0 1 1284">
          <text:p/>
        </draw:connector>
        <draw:line draw:style-name="gr9" draw:text-style-name="P3" draw:layer="layout" svg:x1="8.366cm" svg:y1="5.064cm" svg:x2="8.366cm" svg:y2="9.255cm">
          <text:p/>
        </draw:line>
        <draw:frame draw:style-name="gr10" draw:text-style-name="P4" draw:layer="layout" svg:width="1.524cm" svg:height="0.806cm" svg:x="4.683cm" svg:y="4.828cm">
          <draw:text-box>
            <text:p><text:span text:style-name="T1">1/</text:span><text:span text:style-name="T2">10</text:span></text:p>
          </draw:text-box>
        </draw:frame>
        <draw:frame draw:style-name="gr10" draw:text-style-name="P4" draw:layer="layout" svg:width="1.397cm" svg:height="0.806cm" svg:x="3.286cm" svg:y="7.755cm">
          <draw:text-box>
            <text:p><text:span text:style-name="T1">2/</text:span><text:span text:style-name="T2">5</text:span></text:p>
          </draw:text-box>
        </draw:frame>
        <draw:frame draw:style-name="gr10" draw:text-style-name="P4" draw:layer="layout" svg:width="1.397cm" svg:height="0.806cm" svg:x="6.588cm" svg:y="4.81cm">
          <draw:text-box>
            <text:p><text:span text:style-name="T1">6/</text:span><text:span text:style-name="T2">9</text:span></text:p>
          </draw:text-box>
        </draw:frame>
        <draw:frame draw:style-name="gr10" draw:text-style-name="P4" draw:layer="layout" svg:width="1.397cm" svg:height="0.806cm" svg:x="5.615cm" svg:y="7.755cm">
          <draw:text-box>
            <text:p><text:span text:style-name="T1">7/</text:span><text:span text:style-name="T2">8</text:span></text:p>
          </draw:text-box>
        </draw:frame>
        <draw:frame draw:style-name="gr10" draw:text-style-name="P4" draw:layer="layout" svg:width="1.397cm" svg:height="0.806cm" svg:x="2.397cm" svg:y="4.828cm">
          <draw:text-box>
            <text:p><text:span text:style-name="T1">3/</text:span><text:span text:style-name="T2">4</text:span></text:p>
          </draw:text-box>
        </draw:frame>
        <draw:frame draw:style-name="gr10" draw:text-style-name="P4" draw:layer="layout" svg:width="1.524cm" svg:height="0.806cm" svg:x="4.683cm" svg:y="4.828cm">
          <draw:text-box>
            <text:p><text:span text:style-name="T1">1/</text:span><text:span text:style-name="T2">10</text:span></text:p>
          </draw:text-box>
        </draw:frame>
        <draw:frame draw:style-name="gr10" draw:text-style-name="P4" draw:layer="layout" svg:width="2.771cm" svg:height="0.806cm" svg:x="11.183cm" svg:y="4.628cm">
          <draw:text-box>
            <text:p><text:span text:style-name="T2">11-10=1</text:span></text:p>
          </draw:text-box>
        </draw:frame>
        <draw:frame draw:style-name="gr11" draw:text-style-name="P4" draw:layer="layout" svg:width="2.032cm" svg:height="0.806cm" svg:x="8.874cm" svg:y="4.583cm">
          <draw:text-box>
            <text:p><text:span text:style-name="T2">11-4=7</text:span></text:p>
          </draw:text-box>
        </draw:frame>
        <draw:frame draw:style-name="gr12" draw:text-style-name="P4" draw:layer="layout" svg:width="2.032cm" svg:height="1.361cm" svg:x="9.409cm" svg:y="8.747cm">
          <draw:text-box>
            <text:p><text:span text:style-name="T2">11-5=6</text:span></text:p>
          </draw:text-box>
        </draw:frame>
        <draw:frame draw:style-name="gr13" draw:text-style-name="P4" draw:layer="layout" svg:width="2.032cm" svg:height="0.806cm" svg:x="13.573cm" svg:y="4.646cm">
          <draw:text-box>
            <text:p><text:span text:style-name="T2">11-9=2</text:span></text:p>
          </draw:text-box>
        </draw:frame>
        <draw:frame draw:style-name="gr12" draw:text-style-name="P4" draw:layer="layout" svg:width="2.032cm" svg:height="1.361cm" svg:x="13.446cm" svg:y="8.656cm">
          <draw:text-box>
            <text:p><text:span text:style-name="T2">11-8=3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ine_20_Style_20_9" draw:display-name="Line Style 9" draw:style="rect" draw:dots1="1" draw:dots1-length="197%" draw:distance="120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2-06T12:41:18.257000000</meta:creation-date>
    <dc:date>2020-12-07T00:00:26.435000000</dc:date>
    <meta:editing-duration>PT47M6S</meta:editing-duration>
    <meta:editing-cycles>7</meta:editing-cycles>
    <meta:generator>LibreOffice/6.3.2.2$Windows_X86_64 LibreOffice_project/98b30e735bda24bc04ab42594c85f7fd8be07b9c</meta:generator>
    <meta:document-statistic meta:object-count="32"/>
  </office:meta>
</office:document-meta>
</file>